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William Fraenk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0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Philadelphia June 10th 1893./</text:p>
      <text:p text:style-name="P3">E. G./</text:p>
      <text:p text:style-name="P2">Reverend S. Morais./</text:p>
      <text:p text:style-name="P2"><text:tab/><text:tab/>City./</text:p>
      <text:p text:style-name="P2"><text:tab/>Reverend Sir./</text:p>
      <text:p text:style-name="P2">Permit me to offer to you as a sign of gra-/titude the dedication of a small literary ef-/fort. <text:s/>Incomplete and imperfect as the paper/ is, I dare hope, you will accept it in the/ spirit, it is given. <text:s/>The genesis can be sket-/ched in a few words. <text:s/>When I was send[sic!]/ to prison, I was despairing of God and the/ World. <text:s/>Having been thrown around half the/ earth for more than 15 years, I had lost/ all connection with my co-religionaires, all/ remembrance of my religion. <text:s/>The solitude of/ prison life, the feeling of utter abandonment/ and desolation caused me to seek consolation/ in the christian religion and if ever man was/</text:p>
      <text:p text:style-name="P2"/>
      <text:p text:style-name="P2"><text:soft-page-break/>[Page 2]</text:p>
      <text:p text:style-name="P2">eager to find the truth, to receive faith, it/ was I. <text:s/>I was willing to sacrifice reasoning/ and to accept anything that could console me/ and reconcile me with God and Life. <text:s/>The/ more I entered into Christianity, the less I/ found and while I studied its incongrui-/ties, the teachings of my youth came back/ to me, the day of my barmitzwah arose be-/fore my eyes in new vigor and it became/ apparent to me, that my father's creed/ contained all I seeked./</text:p>
      <text:p text:style-name="P2">If you should deem my paper worthy/ of publication publish it somewhere,/ if not, burn it; in any case accept it/ as an expression of my deep felt gratitude/ for your kindness in sending me, a poor/ despised prisoner, reading matter./</text:p>
      <text:p text:style-name="P2">I am most respectfully/ Your most obedient servant/ William Fraenkel. D. D. 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3:03:29.19</meta:creation-date>
    <dc:date>2011-12-14T13:13:37.18</dc:date>
    <dc:creator>Penn Libraries</dc:creator>
    <meta:editing-duration>PT00H10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29" meta:character-count="2761"/>
  </office:meta>
</office:document-meta>
</file>